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4">
      <style:text-properties officeooo:paragraph-rsid="0011f9cb"/>
    </style:style>
    <style:style style:name="P10" style:family="paragraph" style:parent-style-name="Text_20_body" style:list-style-name="L4">
      <style:paragraph-properties fo:margin-top="0cm" fo:margin-bottom="0cm" style:contextual-spacing="false"/>
      <style:text-properties officeooo:paragraph-rsid="0011f9cb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4">
      <style:paragraph-properties fo:margin-top="0cm" fo:margin-bottom="0cm" style:contextual-spacing="false"/>
      <style:text-properties officeooo:rsid="0011f9cb" officeooo:paragraph-rsid="0011f9cb"/>
    </style:style>
    <style:style style:name="T1" style:family="text">
      <style:text-properties officeooo:rsid="0011f9c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rojeto: <text:span text:style-name="Strong_20_Emphasis">Music Hub</text:span></text:h>
      <text:p text:style-name="Text_20_body"><text:span text:style-name="Strong_20_Emphasis">Descrição:</text:span><text:line-break/>O "Music Hub" é uma plataforma para gerenciamento de músicas, playlists e artistas. O projeto é uma aplicação web onde os usuários podem criar playlists personalizadas, gerenciar suas músicas favoritas e seguir artistas. O projeto utiliza Angular para o frontend, .NET para o backend (API) e MySQL como banco de dados.</text:p>
      <text:p text:style-name="Horizontal_20_Line"/>
      <text:h text:style-name="Heading_20_3" text:outline-level="3">Tecnologias Utilizadas:</text:h>
      <text:list text:style-name="L1">
        <text:list-item>
          <text:p text:style-name="P2"><text:span text:style-name="Strong_20_Emphasis">Frontend:</text:span> Angular</text:p>
        </text:list-item>
        <text:list-item>
          <text:p text:style-name="P2"><text:span text:style-name="Strong_20_Emphasis">Backend:</text:span> ASP.NET Core Web API</text:p>
        </text:list-item>
        <text:list-item>
          <text:p text:style-name="P2"><text:span text:style-name="Strong_20_Emphasis">Banco de Dados:</text:span> MySQL</text:p>
        </text:list-item>
        <text:list-item>
          <text:p text:style-name="P2"><text:span text:style-name="Strong_20_Emphasis">ORM:</text:span> Entity Framework Core</text:p>
        </text:list-item>
        <text:list-item>
          <text:p text:style-name="P2"><text:span text:style-name="Strong_20_Emphasis">Gerenciamento de Dependências:</text:span> NPM (Angular), NuGet (.NET)</text:p>
        </text:list-item>
        <text:list-item>
          <text:p text:style-name="P2"><text:span text:style-name="Strong_20_Emphasis">Autenticação:</text:span> JWT (JSON Web Tokens)</text:p>
        </text:list-item>
        <text:list-item>
          <text:p text:style-name="P1"><text:span text:style-name="Strong_20_Emphasis">Hospedagem e Deploy:</text:span> Azure ou AWS</text:p>
        </text:list-item>
      </text:list>
      <text:p text:style-name="Horizontal_20_Line"/>
      <text:h text:style-name="Heading_20_3" text:outline-level="3">Funcionalidades Principais:</text:h>
      <text:list text:style-name="L2">
        <text:list-item>
          <text:p text:style-name="P3"><text:span text:style-name="Strong_20_Emphasis">Cadastro e Login de Usuários:</text:span></text:p>
          <text:list>
            <text:list-item>
              <text:p text:style-name="P4">Registro de usuários com validação de dados.</text:p>
            </text:list-item>
            <text:list-item>
              <text:p text:style-name="P4">Autenticação via JWT.</text:p>
            </text:list-item>
            <text:list-item>
              <text:p text:style-name="P4">Recuperação de senha.</text:p>
            </text:list-item>
          </text:list>
        </text:list-item>
        <text:list-item>
          <text:p text:style-name="P3"><text:span text:style-name="Strong_20_Emphasis">Gerenciamento de Artistas:</text:span></text:p>
          <text:list>
            <text:list-item>
              <text:p text:style-name="P4">Listagem, cadastro, edição e remoção de artistas.</text:p>
            </text:list-item>
            <text:list-item>
              <text:p text:style-name="P4">Detalhes de cada artista com informações como biografia, foto e músicas relacionadas.</text:p>
            </text:list-item>
          </text:list>
        </text:list-item>
        <text:list-item>
          <text:p text:style-name="P3"><text:span text:style-name="Strong_20_Emphasis">Gerenciamento de Músicas:</text:span></text:p>
          <text:list>
            <text:list-item>
              <text:p text:style-name="P4">Listagem de músicas com filtragem por artista, gênero e álbuns.</text:p>
            </text:list-item>
            <text:list-item>
              <text:p text:style-name="P4">Adicionar, editar e remover músicas.</text:p>
            </text:list-item>
            <text:list-item>
              <text:p text:style-name="P4">Upload de arquivos de áudio e imagens de capa.</text:p>
            </text:list-item>
          </text:list>
        </text:list-item>
        <text:list-item>
          <text:p text:style-name="P3"><text:span text:style-name="Strong_20_Emphasis">Playlists Personalizadas:</text:span></text:p>
          <text:list>
            <text:list-item>
              <text:p text:style-name="P4">Criar e gerenciar playlists personalizadas.</text:p>
            </text:list-item>
            <text:list-item>
              <text:p text:style-name="P4">Adicionar ou remover músicas de playlists.</text:p>
            </text:list-item>
            <text:list-item>
              <text:p text:style-name="P4">Compartilhamento de playlists públicas.</text:p>
            </text:list-item>
          </text:list>
        </text:list-item>
        <text:list-item>
          <text:p text:style-name="P3"><text:span text:style-name="Strong_20_Emphasis">Interação Social:</text:span></text:p>
          <text:list>
            <text:list-item>
              <text:p text:style-name="P4">Seguir artistas e compartilhar playlists.</text:p>
            </text:list-item>
            <text:list-item>
              <text:p text:style-name="P4">Exibir o histórico de atividades do usuário.</text:p>
            </text:list-item>
          </text:list>
        </text:list-item>
        <text:list-item>
          <text:p text:style-name="P3"><text:span text:style-name="Strong_20_Emphasis">Pesquisa e Filtros:</text:span></text:p>
          <text:list>
            <text:list-item>
              <text:p text:style-name="P4">Pesquisa avançada por músicas, artistas ou álbuns.</text:p>
            </text:list-item>
            <text:list-item>
              <text:p text:style-name="P4">Filtros para refinar resultados (por gênero, popularidade, etc.).</text:p>
            </text:list-item>
          </text:list>
        </text:list-item>
        <text:list-item>
          <text:p text:style-name="P3"><text:soft-page-break/><text:span text:style-name="Strong_20_Emphasis">Recomendações:</text:span></text:p>
          <text:list>
            <text:list-item>
              <text:p text:style-name="P3">Recomendações de músicas com base nas preferências do usuário (algoritmo básico).</text:p>
            </text:list-item>
          </text:list>
        </text:list-item>
      </text:list>
      <text:p text:style-name="Horizontal_20_Line"/>
      <text:h text:style-name="Heading_20_3" text:outline-level="3">Arquitetura do Sistema:</text:h>
      <text:list text:style-name="L3">
        <text:list-item>
          <text:p text:style-name="P5"><text:span text:style-name="Strong_20_Emphasis">Frontend (Angular):</text:span></text:p>
          <text:list>
            <text:list-item>
              <text:p text:style-name="P6">Componentes reutilizáveis para exibição de listas, cards, modais, etc.</text:p>
            </text:list-item>
            <text:list-item>
              <text:p text:style-name="P6">Serviços para comunicação com a API (HttpClient).</text:p>
            </text:list-item>
            <text:list-item>
              <text:p text:style-name="P6">Roteamento para navegação entre as páginas (Roteamento Angular).</text:p>
            </text:list-item>
            <text:list-item>
              <text:p text:style-name="P6">Autenticação e Guarda de Rotas para proteção de rotas autenticadas.</text:p>
            </text:list-item>
          </text:list>
        </text:list-item>
        <text:list-item>
          <text:p text:style-name="P5"><text:span text:style-name="Strong_20_Emphasis">Backend (ASP.NET Core):</text:span></text:p>
          <text:list>
            <text:list-item>
              <text:p text:style-name="P6">Web API com endpoints RESTful para gerenciamento de dados (usuários, músicas, artistas).</text:p>
            </text:list-item>
            <text:list-item>
              <text:p text:style-name="P6">Autenticação com JWT e autorização baseada em roles.</text:p>
            </text:list-item>
            <text:list-item>
              <text:p text:style-name="P6">Validação de entrada de dados com Data Annotations.</text:p>
            </text:list-item>
            <text:list-item>
              <text:p text:style-name="P6">Configuração do Entity Framework para mapeamento e migrações do MySQL.</text:p>
            </text:list-item>
          </text:list>
        </text:list-item>
        <text:list-item>
          <text:p text:style-name="P5"><text:span text:style-name="Strong_20_Emphasis">Banco de Dados (MySQL):</text:span></text:p>
          <text:list>
            <text:list-item>
              <text:p text:style-name="P6">Tabelas para usuários, músicas, artistas, playlists, entre outras.</text:p>
            </text:list-item>
            <text:list-item>
              <text:p text:style-name="P6">Relacionamentos entre as tabelas (ex: Músicas e Artistas, Músicas e Playlists).</text:p>
            </text:list-item>
            <text:list-item>
              <text:p text:style-name="P5">Utilização do Entity Framework Core para migrações e consultas.</text:p>
            </text:list-item>
          </text:list>
        </text:list-item>
      </text:list>
      <text:p text:style-name="Horizontal_20_Line"/>
      <text:h text:style-name="Heading_20_3" text:outline-level="3">Modelagem de Dados (Simplificada):</text:h>
      <text:list xml:id="list1683351992" text:style-name="L4">
        <text:list-item>
          <text:p text:style-name="P7"><text:span text:style-name="Strong_20_Emphasis">Usuários (</text:span><text:span text:style-name="Strong_20_Emphasis"><text:span text:style-name="T1">Usuarios</text:span></text:span><text:span text:style-name="Strong_20_Emphasis">):</text:span></text:p>
          <text:list>
            <text:list-item>
              <text:p text:style-name="P8">Id</text:p>
            </text:list-item>
            <text:list-item>
              <text:p text:style-name="P8">Nome</text:p>
            </text:list-item>
            <text:list-item>
              <text:p text:style-name="P8">Email</text:p>
            </text:list-item>
            <text:list-item>
              <text:p text:style-name="P8">Senha</text:p>
            </text:list-item>
            <text:list-item>
              <text:p text:style-name="P10">DataCadastro</text:p>
            </text:list-item>
          </text:list>
        </text:list-item>
        <text:list-item>
          <text:p text:style-name="P7"><text:span text:style-name="Strong_20_Emphasis">Artistas (Artist</text:span><text:span text:style-name="Strong_20_Emphasis"><text:span text:style-name="T1">a</text:span></text:span><text:span text:style-name="Strong_20_Emphasis">s):</text:span></text:p>
          <text:list>
            <text:list-item>
              <text:p text:style-name="P8">Id</text:p>
            </text:list-item>
            <text:list-item>
              <text:p text:style-name="P8">Nome</text:p>
            </text:list-item>
            <text:list-item>
              <text:p text:style-name="P8">Biografia</text:p>
            </text:list-item>
            <text:list-item>
              <text:p text:style-name="P8">Imagem</text:p>
            </text:list-item>
            <text:list-item>
              <text:p text:style-name="P8">DataCadastro</text:p>
            </text:list-item>
          </text:list>
        </text:list-item>
        <text:list-item>
          <text:p text:style-name="P9"><text:span text:style-name="Strong_20_Emphasis"><text:span text:style-name="T1">Álbuns</text:span></text:span><text:span text:style-name="Strong_20_Emphasis"> (</text:span><text:span text:style-name="Strong_20_Emphasis"><text:span text:style-name="T1">Albuns</text:span></text:span><text:span text:style-name="Strong_20_Emphasis">):</text:span></text:p>
          <text:list>
            <text:list-item>
              <text:p text:style-name="P10">Id</text:p>
            </text:list-item>
            <text:list-item>
              <text:p text:style-name="P10">Nome</text:p>
            </text:list-item>
            <text:list-item>
              <text:p text:style-name="P13">IdArtista</text:p>
            </text:list-item>
            <text:list-item>
              <text:p text:style-name="P13">ImagemCapa</text:p>
            </text:list-item>
            <text:list-item>
              <text:p text:style-name="P10">Data<text:span text:style-name="T1">Lancamento</text:span></text:p>
            </text:list-item>
          </text:list>
        </text:list-item>
        <text:list-item>
          <text:p text:style-name="P7"><text:soft-page-break/><text:span text:style-name="Strong_20_Emphasis">Músicas (</text:span><text:span text:style-name="Strong_20_Emphasis"><text:span text:style-name="T1">Musicas</text:span></text:span><text:span text:style-name="Strong_20_Emphasis">):</text:span></text:p>
          <text:list>
            <text:list-item>
              <text:p text:style-name="P8">Id</text:p>
            </text:list-item>
            <text:list-item>
              <text:p text:style-name="P8">Título</text:p>
            </text:list-item>
            <text:list-item>
              <text:p text:style-name="P8"><text:span text:style-name="T1">IdArtista</text:span> (FK)</text:p>
            </text:list-item>
            <text:list-item>
              <text:p text:style-name="P8">Álbum</text:p>
            </text:list-item>
            <text:list-item>
              <text:p text:style-name="P8">Gênero</text:p>
            </text:list-item>
            <text:list-item>
              <text:p text:style-name="P8">ArquivoAudio</text:p>
            </text:list-item>
            <text:list-item>
              <text:p text:style-name="P8">ImagemCapa</text:p>
            </text:list-item>
            <text:list-item>
              <text:p text:style-name="P8">DataLançamento</text:p>
            </text:list-item>
          </text:list>
        </text:list-item>
        <text:list-item>
          <text:p text:style-name="P7"><text:span text:style-name="Strong_20_Emphasis">Playlists (Playlists):</text:span></text:p>
          <text:list>
            <text:list-item>
              <text:p text:style-name="P8">Id</text:p>
            </text:list-item>
            <text:list-item>
              <text:p text:style-name="P8">Nome</text:p>
            </text:list-item>
            <text:list-item>
              <text:p text:style-name="P8"><text:span text:style-name="T1">IdUsuario</text:span> (FK)</text:p>
            </text:list-item>
            <text:list-item>
              <text:p text:style-name="P8">DataCriacao</text:p>
            </text:list-item>
          </text:list>
        </text:list-item>
        <text:list-item>
          <text:p text:style-name="P7"><text:span text:style-name="Strong_20_Emphasis">Músicas em Playlists (</text:span><text:span text:style-name="Strong_20_Emphasis"><text:span text:style-name="T1">PlaylistsMusicas</text:span></text:span><text:span text:style-name="Strong_20_Emphasis">):</text:span></text:p>
          <text:list>
            <text:list-item>
              <text:p text:style-name="P8"><text:span text:style-name="T1">IdPlaylist</text:span> (FK)</text:p>
            </text:list-item>
            <text:list-item>
              <text:p text:style-name="P7"><text:span text:style-name="T1">IdMusica</text:span> (FK)</text:p>
            </text:list-item>
          </text:list>
        </text:list-item>
      </text:list>
      <text:p text:style-name="Horizontal_20_Line"/>
      <text:h text:style-name="Heading_20_3" text:outline-level="3">Fluxo de Trabalho:</text:h>
      <text:list text:style-name="L5">
        <text:list-item>
          <text:p text:style-name="P11"><text:span text:style-name="Strong_20_Emphasis">Desenvolvimento do Backend:</text:span></text:p>
          <text:list>
            <text:list-item>
              <text:p text:style-name="P12">Criação do projeto ASP.NET Core.</text:p>
            </text:list-item>
            <text:list-item>
              <text:p text:style-name="P12">Configuração da API com endpoints RESTful.</text:p>
            </text:list-item>
            <text:list-item>
              <text:p text:style-name="P12">Integração com o MySQL usando Entity Framework Core.</text:p>
            </text:list-item>
            <text:list-item>
              <text:p text:style-name="P12">Implementação da lógica de autenticação e autorização.</text:p>
            </text:list-item>
          </text:list>
        </text:list-item>
        <text:list-item>
          <text:p text:style-name="P11"><text:span text:style-name="Strong_20_Emphasis">Desenvolvimento do Frontend:</text:span></text:p>
          <text:list>
            <text:list-item>
              <text:p text:style-name="P12">Criação de componentes e rotas no Angular.</text:p>
            </text:list-item>
            <text:list-item>
              <text:p text:style-name="P12">Implementação dos serviços para comunicação com a API.</text:p>
            </text:list-item>
            <text:list-item>
              <text:p text:style-name="P12">Integração de formulários reativos para login, cadastro, criação de playlists, etc.</text:p>
            </text:list-item>
            <text:list-item>
              <text:p text:style-name="P12">Implementação da interface de usuário.</text:p>
            </text:list-item>
          </text:list>
        </text:list-item>
        <text:list-item>
          <text:p text:style-name="P11"><text:span text:style-name="Strong_20_Emphasis">Integração e Testes:</text:span></text:p>
          <text:list>
            <text:list-item>
              <text:p text:style-name="P12">Testes unitários e de integração no backend.</text:p>
            </text:list-item>
            <text:list-item>
              <text:p text:style-name="P12">Testes de componentes e serviços no frontend.</text:p>
            </text:list-item>
            <text:list-item>
              <text:p text:style-name="P12">Testes end-to-end para verificar a usabilidade e integração do sistema.</text:p>
            </text:list-item>
          </text:list>
        </text:list-item>
        <text:list-item>
          <text:p text:style-name="P11"><text:span text:style-name="Strong_20_Emphasis">Deploy:</text:span></text:p>
          <text:list>
            <text:list-item>
              <text:p text:style-name="P12">Deploy da aplicação no Azure ou AWS.</text:p>
            </text:list-item>
            <text:list-item>
              <text:p text:style-name="P11">Configuração de CI/CD para automação do processo de entrega.</text:p>
            </text:list-item>
          </text:list>
        </text:list-item>
      </text:list>
      <text:p text:style-name="Horizontal_20_Line"/>
      <text:h text:style-name="Heading_20_3" text:outline-level="3"><text:soft-page-break/>Conclusão:</text:h>
      <text:p text:style-name="Text_20_body">Esse projeto "Music Hub" é uma excelente maneira de aplicar as tecnologias Angular, .NET e MySQL em conjunto, criando uma plataforma de música robusta e modern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2T13:37:28.391000000</meta:creation-date>
    <dc:date>2024-08-22T14:03:29.511000000</dc:date>
    <meta:editing-duration>PT26M2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4" meta:paragraph-count="105" meta:word-count="616" meta:character-count="3793" meta:non-whitespace-character-count="3378"/>
  </office:meta>
</office:document-meta>
</file>